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4d6a" officeooo:paragraph-rsid="00254d6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34ec1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0th</text:span> of <text:span text:style-name="T5">February</text:span><text:span text:style-name="T3"> </text:span>202<text:span text:style-name="T4">6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formally condemn the dirty drug manufacturing industry in New Kowloon.</text:span></text:p>
      <text:p text:style-name="P4">This because the dirty drug trade creates a new threat to world peace as these drugs enter our communities. Let us not forget who we are. Dirty drug trade is a repudiation of everything Azuria is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9-5: To formally condemn the dirty drug manufacturing industry in New Kowlo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19:07:52.962075979</dc:date>
    <meta:editing-duration>PT5M13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89" meta:character-count="549" meta:non-whitespace-character-count="468"/>
  </office:meta>
</office:document-meta>
</file>